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AnnotationTest.should_report_when_enclosing_instance_is_nee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nerStaticClassWithNoArgConstructor.InnerStaticClassWithNoAr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Translator.translate( List &lt; String &gt;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nnotationTest.should_report_private_abstract_inner_not_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nerPrivate.len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nnotationTest.should_spy_inn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yAnnotationTest.should_spy_abstract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yAnnotationTest.should_spy_private_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yAnnotationTest.should_report_private_static_abstract_inner_not_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ithInnerPrivateAbstract.some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nnotationTest.should_report_when_no_arg_less_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yAnnotationTest.should_init_spy_by_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yAbstractClass.asSingletonLis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owingConstructor.Throwing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nnotationTest.should_report_private_inner_not_suppo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nerStaticClassWithNoArgConstructor.InnerStaticClassWithNoArgConstructor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yAnnotationTest.should_be_able_to_stub_and_verify_via_varargs_of_matchers_for_list_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yAnnotationTest.should_reset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yAnnotationTest.should_allow_spying_on_interfaces_when_instance_is_concr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yAnnotationTest.should_init_spy_and_automatically_create_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ValidConstructor.NoValidConstructor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yAnnotationTest.should_be_able_to_stub_and_verify_via_varargs_for_list_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nerStrength.full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Strength.should_spy_inner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yAnnotationTest.should_report_when_constructor_is_explos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yAnnotationTest.should_allow_spying_on_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